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619000004BACBE53EF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rush Script MT" svg:font-family="'Brush Script MT'" style:font-family-generic="roman" style:font-pitch="variable"/>
    <style:font-face style:name="Georgia" svg:font-family="Georgia" style:font-family-generic="roman" style:font-pitch="variable"/>
    <style:font-face style:name="Old English Text MT" svg:font-family="'Old English Text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6pt" fo:font-style="italic" fo:text-shadow="1pt 1pt" style:font-size-asian="16pt" style:font-style-asian="italic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6pt" fo:font-style="italic" style:font-size-asian="16pt" style:font-style-asian="italic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Georgia" fo:font-size="20pt" fo:font-style="italic" style:font-size-asian="20pt" style:font-style-asian="italic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ld English Text MT" fo:font-size="72pt" fo:text-shadow="1pt 1pt" style:font-size-asian="72pt" style:font-size-complex="72pt"/>
    </style:style>
    <style:style style:name="P8" style:family="paragraph" style:parent-style-name="Standard">
      <style:paragraph-properties fo:text-align="center" style:justify-single-word="false"/>
      <style:text-properties style:font-name="Brush Script MT" fo:font-size="72pt" style:font-size-asian="72pt" style:font-size-complex="7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0pt" fo:font-style="italic" fo:text-shadow="1pt 1pt" style:font-size-asian="20pt" style:font-style-asian="italic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font-style="italic" style:font-size-asian="16pt" style:font-style-asian="italic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Georgia" fo:font-size="12pt" style:font-size-asian="12pt" style:font-size-complex="12pt"/>
    </style:style>
    <style:style style:name="T2" style:family="text">
      <style:text-properties style:font-name="Georgia" fo:font-size="12pt" style:text-underline-style="none" style:font-size-asian="12pt" style:font-size-complex="12pt"/>
    </style:style>
    <style:style style:name="T3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CCAI BRATS Workshop</text:p>
      <text:p text:style-name="P1">presents the 2013 “certificate of awesomeness”</text:p>
      <text:p text:style-name="P7">1<text:span text:style-name="T3">st</text:span> Place Award</text:p>
      <text:p text:style-name="P1">to</text:p>
      <text:p text:style-name="P8">Nick Tustison</text:p>
      <text:p text:style-name="P2">for</text:p>
      <text:p text:style-name="P2"/>
      <text:p text:style-name="P3">the top-performing multi-modal brain tumor segmentation algorithm</text:p>
      <text:p text:style-name="P4"/>
      <text:p text:style-name="P2">Presented on September 22, 2013</text:p>
      <text:p text:style-name="P5"/>
      <text:p text:style-name="P5"/>
      <text:p text:style-name="P5"/>
      <text:p text:style-name="P6"/>
      <text:p text:style-name="P12"><text:span text:style-name="T1"><text:s text:c="59"/></text:span><text:span text:style-name="T2"><text:s text:c="91"/></text:span><text:span text:style-name="T1"><text:s text:c="59"/></text:span></text:p>
      <text:p text:style-name="P5">[Bruce Lee] <text:s text:c="120"/>[Barak H. Obam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rush Script MT" svg:font-family="'Brush Script MT'" style:font-family-generic="roman" style:font-pitch="variable"/>
    <style:font-face style:name="Georgia" svg:font-family="Georgia" style:font-family-generic="roman" style:font-pitch="variable"/>
    <style:font-face style:name="Old English Text MT" svg:font-family="'Old English Text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008in solid #ffffff" fo:padding="0.9in" style:shadow="none" fo:background-color="transparent" style:writing-mode="lr-tb" style:footnote-max-height="0in">
        <style:background-image xlink:href="Pictures/1000000000000619000004BACBE53EFA.png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7:51:37</meta:creation-date>
    <dc:title>Fancy Certificate</dc:title>
    <meta:editing-duration>PT15H31M17S</meta:editing-duration>
    <meta:editing-cycles>3</meta:editing-cycles>
    <meta:generator>OpenOffice/4.0.1$Unix OpenOffice.org_project/401m5$Build-9714</meta:generator>
    <dc:description>Template for creating an Award or Certificate with a fancy green border</dc:description>
    <meta:keyword>Certificate</meta:keyword>
    <meta:keyword>Award</meta:keyword>
    <dc:subject>Template for an Award Certificate - Design "Fancy Green"</dc:subject>
    <meta:initial-creator>Nick Tustison</meta:initial-creator>
    <dc:date>2013-10-20T19:38:27</dc:date>
    <dc:creator>Nick Tustison</dc:creator>
    <meta:document-statistic meta:table-count="0" meta:image-count="0" meta:object-count="0" meta:page-count="1" meta:paragraph-count="10" meta:word-count="33" meta:character-count="553"/>
    <meta:user-defined meta:name="License">BSD</meta:user-defined>
  </office:meta>
</office:document-meta>
</file>